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3">
      <style:text-properties fo:font-size="12pt" officeooo:paragraph-rsid="000f2622" style:font-size-asian="12pt" style:font-size-complex="12pt"/>
    </style:style>
    <style:style style:name="P2" style:family="paragraph" style:parent-style-name="Standard">
      <style:paragraph-properties fo:margin-left="0.87cm" fo:margin-right="0cm" fo:margin-top="0cm" fo:margin-bottom="0.353cm" loext:contextual-spacing="true" fo:text-indent="0cm" style:auto-text-indent="false"/>
      <style:text-properties officeooo:paragraph-rsid="000f2622"/>
    </style:style>
    <style:style style:name="P3" style:family="paragraph" style:parent-style-name="Heading_20_2">
      <style:text-properties officeooo:paragraph-rsid="000f2622"/>
    </style:style>
    <style:style style:name="P4" style:family="paragraph" style:parent-style-name="List_20_Paragraph">
      <style:paragraph-properties fo:margin-left="0.873cm" fo:margin-right="0cm" fo:text-indent="0cm" style:auto-text-indent="false"/>
      <style:text-properties style:font-name="Calibri" officeooo:paragraph-rsid="000f2622"/>
    </style:style>
    <style:style style:name="P5" style:family="paragraph" style:parent-style-name="List_20_Paragraph" style:list-style-name="WWNum33">
      <style:text-properties style:font-name="Calibri" officeooo:paragraph-rsid="000f2622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Calibri" officeooo:paragraph-rsid="000f2622"/>
    </style:style>
    <style:style style:name="P7" style:family="paragraph" style:parent-style-name="List_20_Paragraph">
      <style:paragraph-properties fo:margin-left="0.87cm" fo:margin-right="0cm" fo:text-indent="0cm" style:auto-text-indent="false"/>
      <style:text-properties style:font-name="Calibri" officeooo:paragraph-rsid="000f2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-start text:name="_Toc463425277"/>3.3.<text:tab/>FASE III: Prototipagem de implantação comunitária<text:bookmark-end text:name="_Toc463425277"/></text:h>
      <text:p text:style-name="P6">A fase final do Projeto trata da implantação de protótipos de sistemas aquapônicos nas comunidades, visando conhecimento, experiência e eficiência na:</text:p>
      <text:list xml:id="list1427542411050202932" text:style-name="WWNum33">
        <text:list-item>
          <text:p text:style-name="P5">Operacionalização e gestão dos sistemas pela comunidade;</text:p>
        </text:list-item>
        <text:list-item>
          <text:p text:style-name="P5">Supervisão e acompanhamento do desempenho dos sistemas por equipe técnica externa;</text:p>
        </text:list-item>
        <text:list-item>
          <text:p text:style-name="P5">Interação comunitária;</text:p>
        </text:list-item>
        <text:list-item>
          <text:p text:style-name="P5">Educação Ambiental comunitária.</text:p>
        </text:list-item>
      </text:list>
      <text:p text:style-name="P6">Os aspectos relevantes listados nesta fase são descritos a seguir.</text:p>
      <text:h text:style-name="P1" text:outline-level="3"><text:bookmark-start text:name="_Toc463425280"/><text:bookmark-start text:name="_Toc463425279"/>3.3.3.<text:tab/>Aplicar protótipos de sistemas nas comunidades.<text:bookmark-end text:name="_Toc463425280"/></text:h>
      <text:p text:style-name="P2">****</text:p>
      <text:h text:style-name="P1" text:outline-level="3">3.3.2.<text:tab/>Projetar um sistema de gestão de sistemas aquapônicos.<text:bookmark-end text:name="_Toc463425279"/></text:h>
      <text:p text:style-name="P7">****</text:p>
      <text:p text:style-name="P4">Geração de alevinos</text:p>
      <text:p text:style-name="P4">****</text:p>
      <text:h text:style-name="P1" text:outline-level="3"><text:bookmark-start text:name="_Toc463425281"/>3.3.4.<text:tab/>Desenvolver estratégias de interação e sinergia.<text:bookmark-end text:name="_Toc463425281"/></text:h>
      <text:p text:style-name="P4">****</text:p>
      <text:h text:style-name="P1" text:outline-level="3"><text:bookmark-start text:name="_Toc463425278"/>3.3.1.<text:tab/>Desenvolvimento de estratégias em educação ambiental.<text:bookmark-end text:name="_Toc463425278"/></text:h>
      <text:p text:style-name="P4">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1:54:35.100993779</meta:creation-date>
    <dc:date>2017-08-16T21:55:16.032467982</dc:date>
    <meta:editing-duration>PT41S</meta:editing-duration>
    <meta:editing-cycles>1</meta:editing-cycles>
    <meta:document-statistic meta:table-count="0" meta:image-count="0" meta:object-count="0" meta:page-count="1" meta:paragraph-count="17" meta:word-count="103" meta:character-count="734" meta:non-whitespace-character-count="652"/>
    <meta:generator>LibreOffice/5.1.6.2$Linux_X86_64 LibreOffice_project/10m0$Build-2</meta:generator>
  </office:meta>
</office:document-meta>
</file>